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08560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17422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bold" officeooo:rsid="0050990f" officeooo:paragraph-rsid="002273f2" fo:background-color="#afd095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a8837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f3658" officeooo:paragraph-rsid="001f3658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08560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1742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13da3" officeooo:paragraph-rsid="0021742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0856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1742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20856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1f365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0856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0856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1742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2174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214f9f" officeooo:paragraph-rsid="00208560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Avenir Next" fo:font-weight="bold" officeooo:rsid="00113da3" officeooo:paragraph-rsid="001f3658" style:font-weight-asian="bold" style:font-weight-complex="bold"/>
    </style:style>
    <style:style style:name="P34" style:family="paragraph" style:parent-style-name="Standard">
      <style:text-properties style:font-name="Avenir Next" officeooo:rsid="00113da3" officeooo:paragraph-rsid="001f3658"/>
    </style:style>
    <style:style style:name="P35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f365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f365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1f3658"/>
    </style:style>
    <style:style style:name="P38" style:family="paragraph" style:parent-style-name="Standard">
      <style:paragraph-properties fo:text-align="start" style:justify-single-word="false"/>
      <style:text-properties officeooo:paragraph-rsid="00208560"/>
    </style:style>
    <style:style style:name="P39" style:family="paragraph" style:parent-style-name="Standard">
      <style:paragraph-properties fo:text-align="start" style:justify-single-word="false"/>
      <style:text-properties officeooo:paragraph-rsid="00217422"/>
    </style:style>
    <style:style style:name="P40" style:family="paragraph" style:parent-style-name="Standard">
      <style:paragraph-properties fo:text-align="start" style:justify-single-word="false"/>
      <style:text-properties officeooo:paragraph-rsid="002273f2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paragraph-rsid="00217422" style:font-weight-asian="bold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217422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144904" officeooo:paragraph-rsid="001f3658" fo:background-color="#afd095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0856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44904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1e0c0c" officeooo:paragraph-rsid="001f365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5c05e3" officeooo:paragraph-rsid="002273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08560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44904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113da3" officeooo:paragraph-rsid="001f365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normal" officeooo:rsid="00144904" officeooo:paragraph-rsid="002085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21742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208560"/>
    </style:style>
    <style:style style:name="P59" style:family="paragraph" style:parent-style-name="Standard">
      <style:paragraph-properties fo:text-align="start" style:justify-single-word="false"/>
      <style:text-properties officeooo:paragraph-rsid="002273f2"/>
    </style:style>
    <style:style style:name="P60" style:family="paragraph" style:parent-style-name="Standard" style:list-style-name="L5">
      <style:paragraph-properties fo:text-align="start" style:justify-single-word="false"/>
      <style:text-properties officeooo:paragraph-rsid="002273f2"/>
    </style:style>
    <style:style style:name="P61" style:family="paragraph" style:parent-style-name="Standard">
      <style:paragraph-properties fo:text-align="start" style:justify-single-word="false"/>
      <style:text-properties officeooo:paragraph-rsid="0029a493"/>
    </style:style>
    <style:style style:name="T1" style:family="text">
      <style:text-properties officeooo:rsid="001f3658"/>
    </style:style>
    <style:style style:name="T2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1f365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2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5e743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6705e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6705e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217422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29a493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venir Next" fo:font-size="12pt" fo:font-style="normal" style:text-underline-style="none" fo:font-weight="normal" officeooo:rsid="002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venir Next" fo:font-size="12pt" fo:font-style="normal" style:text-underline-style="none" officeooo:rsid="0026c843" style:font-size-asian="10.5pt" style:font-style-asian="normal" style:font-size-complex="12pt" style:font-style-complex="normal"/>
    </style:style>
    <style:style style:name="T40" style:family="text">
      <style:text-properties style:font-name="Avenir Next" fo:font-size="12pt" fo:font-style="normal" style:text-underline-style="none" officeooo:rsid="006a58a6" style:font-size-asian="10.5pt" style:font-style-asian="normal" style:font-size-complex="12pt" style:font-style-complex="normal"/>
    </style:style>
    <style:style style:name="T41" style:family="text">
      <style:text-properties style:font-name="Avenir Next" fo:font-size="12pt" fo:font-style="normal" style:text-underline-style="none" officeooo:rsid="006ad644" style:font-size-asian="10.5pt" style:font-style-asian="normal" style:font-size-complex="12pt" style:font-style-complex="normal"/>
    </style:style>
    <style:style style:name="T4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4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44" style:family="text">
      <style:text-properties style:font-name="Avenir Next" fo:font-size="12pt" style:text-underline-style="solid" style:text-underline-width="auto" style:text-underline-color="font-color" fo:font-weight="bold" officeooo:rsid="002273f2" style:font-size-asian="10.5pt" style:font-weight-asian="bold" style:font-size-complex="12pt" style:font-weight-complex="bold"/>
    </style:style>
    <style:style style:name="T45" style:family="text">
      <style:text-properties style:font-name="Avenir Next" fo:font-size="12pt" style:text-underline-style="solid" style:text-underline-width="auto" style:text-underline-color="font-color" fo:font-weight="bold" officeooo:rsid="0025e743" style:font-size-asian="10.5pt" style:font-weight-asian="bold" style:font-size-complex="12pt" style:font-weight-complex="bold"/>
    </style:style>
    <style:style style:name="T46" style:family="text">
      <style:text-properties style:font-name="Avenir Next" fo:font-size="12pt" fo:font-style="italic" style:text-underline-style="none" fo:font-weight="bold" officeooo:rsid="004696c1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Avenir Next" fo:font-size="12pt" fo:font-style="italic" style:text-underline-style="none" fo:font-weight="bold" officeooo:rsid="0025e743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8" style:family="text">
      <style:text-properties style:font-name="Avenir Next" fo:font-size="12pt" fo:font-style="italic" style:text-underline-style="none" fo:font-weight="bold" officeooo:rsid="0050990f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49" style:family="text">
      <style:text-properties style:font-name="Avenir Next" fo:font-size="12pt" fo:font-style="italic" style:text-underline-style="none" fo:font-weight="bold" officeooo:rsid="0026c6c8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50" style:family="text">
      <style:text-properties style:font-name="Avenir Next" fo:font-size="12pt" fo:font-style="italic" style:text-underline-style="none" fo:font-weight="bold" officeooo:rsid="0050990f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51" style:family="text">
      <style:text-properties style:font-name="Avenir Next" fo:font-size="12pt" fo:font-style="italic" style:text-underline-style="none" fo:font-weight="bold" officeooo:rsid="0026c6c8" fo:background-color="#afd095" loext:char-shading-value="0" style:font-size-asian="10.5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underline-style="none" officeooo:rsid="00144904"/>
    </style:style>
    <style:style style:name="T53" style:family="text">
      <style:text-properties style:text-underline-style="none" officeooo:rsid="002d0738" fo:background-color="#afd095" loext:char-shading-value="0"/>
    </style:style>
    <style:style style:name="T54" style:family="text">
      <style:text-properties style:text-underline-style="none" officeooo:rsid="00144904" fo:background-color="#afd095" loext:char-shading-value="0"/>
    </style:style>
    <style:style style:name="T55" style:family="text">
      <style:text-properties style:text-underline-style="none" officeooo:rsid="00348670" fo:background-color="#afd095" loext:char-shading-value="0"/>
    </style:style>
    <style:style style:name="T56" style:family="text">
      <style:text-properties style:text-underline-style="none" officeooo:rsid="001e0c0c" fo:background-color="#afd095" loext:char-shading-value="0"/>
    </style:style>
    <style:style style:name="T57" style:family="text">
      <style:text-properties style:text-underline-style="none" officeooo:rsid="001e0c0c"/>
    </style:style>
    <style:style style:name="T58" style:family="text">
      <style:text-properties officeooo:rsid="00144904"/>
    </style:style>
    <style:style style:name="T59" style:family="text">
      <style:text-properties fo:background-color="#afd095" loext:char-shading-value="0"/>
    </style:style>
    <style:style style:name="T60" style:family="text">
      <style:text-properties officeooo:rsid="0037c383" fo:background-color="#afd095" loext:char-shading-value="0"/>
    </style:style>
    <style:style style:name="T61" style:family="text">
      <style:text-properties officeooo:rsid="0050990f" fo:background-color="#afd095" loext:char-shading-value="0"/>
    </style:style>
    <style:style style:name="T62" style:family="text">
      <style:text-properties officeooo:rsid="00227b5b"/>
    </style:style>
    <style:style style:name="T63" style:family="text">
      <style:text-properties officeooo:rsid="00339f1b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26c843" style:font-style-asian="normal" style:font-style-complex="normal"/>
    </style:style>
    <style:style style:name="T66" style:family="text">
      <style:text-properties fo:font-style="normal" officeooo:rsid="006a58a6" style:font-style-asian="normal" style:font-style-complex="normal"/>
    </style:style>
    <style:style style:name="T67" style:family="text">
      <style:text-properties fo:font-style="normal" officeooo:rsid="006ad644" style:font-style-asian="normal" style:font-style-complex="normal"/>
    </style:style>
    <style:style style:name="T68" style:family="text">
      <style:text-properties fo:font-style="normal" officeooo:rsid="0029a17c" style:font-style-asian="normal" style:font-style-complex="normal"/>
    </style:style>
    <style:style style:name="T69" style:family="text">
      <style:text-properties fo:font-style="normal" officeooo:rsid="003a5017" style:font-style-asian="normal" style:font-style-complex="normal"/>
    </style:style>
    <style:style style:name="T70" style:family="text">
      <style:text-properties fo:font-style="normal" officeooo:rsid="005bc578" style:font-style-asian="normal" style:font-style-complex="normal"/>
    </style:style>
    <style:style style:name="T71" style:family="text">
      <style:text-properties fo:font-style="normal" officeooo:rsid="00692d20" style:font-style-asian="normal" style:font-style-complex="normal"/>
    </style:style>
    <style:style style:name="T72" style:family="text">
      <style:text-properties fo:font-style="normal" officeooo:rsid="005c05e3" style:font-style-asian="normal" style:font-style-complex="normal"/>
    </style:style>
    <style:style style:name="T73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6a58a6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6ad644" style:font-style-asian="normal" style:font-weight-asian="bold" style:font-style-complex="normal" style:font-weight-complex="bold"/>
    </style:style>
    <style:style style:name="T79" style:family="text">
      <style:text-properties officeooo:rsid="0030aa48"/>
    </style:style>
    <style:style style:name="T80" style:family="text">
      <style:text-properties officeooo:rsid="0018bf96"/>
    </style:style>
    <style:style style:name="T81" style:family="text">
      <style:text-properties officeooo:rsid="0037c383"/>
    </style:style>
    <style:style style:name="T82" style:family="text">
      <style:text-properties officeooo:rsid="0026c843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26c843" style:font-weight-asian="bold" style:font-weight-complex="bold"/>
    </style:style>
    <style:style style:name="T85" style:family="text">
      <style:text-properties officeooo:rsid="00389904"/>
    </style:style>
    <style:style style:name="T86" style:family="text">
      <style:text-properties officeooo:rsid="003a5017"/>
    </style:style>
    <style:style style:name="T87" style:family="text">
      <style:text-properties officeooo:rsid="0029a17c"/>
    </style:style>
    <style:style style:name="T88" style:family="text">
      <style:text-properties officeooo:rsid="0024baa4"/>
    </style:style>
    <style:style style:name="T89" style:family="text">
      <style:text-properties officeooo:rsid="0064b1fd"/>
    </style:style>
    <style:style style:name="T90" style:family="text">
      <style:text-properties officeooo:rsid="0064cc24"/>
    </style:style>
    <style:style style:name="T91" style:family="text">
      <style:text-properties officeooo:rsid="0050990f"/>
    </style:style>
    <style:style style:name="T92" style:family="text">
      <style:text-properties style:text-position="super 58%" fo:font-style="normal" officeooo:rsid="005c05e3" style:font-style-asian="normal" style:font-style-complex="normal"/>
    </style:style>
    <style:style style:name="T93" style:family="text">
      <style:text-properties officeooo:rsid="0025e743"/>
    </style:style>
    <style:style style:name="T94" style:family="text">
      <style:text-properties officeooo:rsid="0026705e"/>
    </style:style>
    <style:style style:name="T95" style:family="text">
      <style:text-properties officeooo:rsid="0026c6c8"/>
    </style:style>
    <style:style style:name="T96" style:family="text">
      <style:text-properties officeooo:rsid="0029a4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iri Chow (#40003396)</text:p>
      <text:p text:style-name="P33">COMP 479</text:p>
      <text:p text:style-name="P33">Fall ‘20</text:p>
      <text:p text:style-name="P34"/>
      <text:p text:style-name="P35">Project #<text:span text:style-name="T1">2</text:span></text:p>
      <text:p text:style-name="P36"/>
      <text:p text:style-name="P1">Using Python3</text:p>
      <text:p text:style-name="P42">Yellow Highlight: Issue with running.</text:p>
      <text:p text:style-name="P41">Green Highlight: Given names for outputs/inputs.</text:p>
      <text:p text:style-name="P1"/>
      <text:p text:style-name="P8">Preprocessing:</text:p>
      <text:p text:style-name="P8"/>
      <text:p text:style-name="P22">Step #1 – Reading the Reuter’s collection</text:p>
      <text:p text:style-name="P9">(block-1-reader.py)</text:p>
      <text:p text:style-name="P9"/>
      <text:list xml:id="list2156447105" text:style-name="L1">
        <text:list-item>
          <text:p text:style-name="P44">python3 ./block-1-reader.py --path reuters21578</text:p>
        </text:list-item>
        <text:list-item>
          <text:p text:style-name="P52"><text:span text:style-name="T52">python3 ./block-1-reader.py --path reuters21578 -o </text:span><text:span text:style-name="T53">collection</text:span><text:span text:style-name="T54">.json</text:span></text:p>
          <text:p text:style-name="P47"/>
        </text:list-item>
      </text:list>
      <text:p text:style-name="P26">============================================================</text:p>
      <text:p text:style-name="P26">Input: <text:span text:style-name="T58">reuters21578 </text:span>(Corpus’ path)</text:p>
      <text:p text:style-name="P37"><text:span text:style-name="T2">Output: </text:span><text:span text:style-name="T3">Creates a JSON file of the entire collection of </text:span><text:span text:style-name="T2">SGM </text:span><text:span text:style-name="T4">000 </text:span><text:span text:style-name="T3">to</text:span><text:span text:style-name="T4"> 021</text:span><text:span text:style-name="T2"> data as a string.</text:span></text:p>
      <text:p text:style-name="P49">============================================================</text:p>
      <text:p text:style-name="P28"/>
      <text:p text:style-name="P28">- <text:span text:style-name="T80">Changing directory to /reuters21578 to scan for .sgm files.</text:span></text:p>
      <text:p text:style-name="P28">- open(file_name,'r', errors='ignore'): <text:span text:style-name="T80">Opening files but set errors parameter to ignore due to unicode issue in sgm17.</text:span></text:p>
      <text:p text:style-name="P25">Error: </text:p>
      <text:p text:style-name="P56">UnicodeDecodeError: 'utf-8' codec can't decode byte 0xfc in position 1519554: invalid start byte</text:p>
      <text:p text:style-name="P7"/>
      <text:p text:style-name="P22">Step #2 – Extracting the raw text of each article from the corpus </text:p>
      <text:p text:style-name="P54">(block-2-document-segmenter.py)</text:p>
      <text:p text:style-name="P12"/>
      <text:list xml:id="list1211514779" text:style-name="L2">
        <text:list-item>
          <text:p text:style-name="P48"><text:span text:style-name="T57">python3 ./block-1-reader.py --path reuters21578 | python3 ./block-2-document-segmenter.py -o </text:span><text:span text:style-name="T59">documents.json </text:span></text:p>
        </text:list-item>
        <text:list-item>
          <text:p text:style-name="P55"><text:span text:style-name="T57">python3 ./block-2-document-segmenter.py -i </text:span><text:span text:style-name="T53">collection</text:span><text:span text:style-name="T54">.json</text:span><text:span text:style-name="T57"> -o </text:span><text:span text:style-name="T55">documents</text:span><text:span text:style-name="T56">.json</text:span></text:p>
        </text:list-item>
      </text:list>
      <text:p text:style-name="P26"/>
      <text:p text:style-name="P26">============================================================</text:p>
      <text:p text:style-name="P37"><text:span text:style-name="T5">- Input: </text:span><text:span text:style-name="T10">collection</text:span><text:span text:style-name="T11">.json</text:span><text:span text:style-name="T5"> contains all the documents </text:span><text:span text:style-name="T6">or pipelined stdin data from</text:span></text:p>
      <text:p text:style-name="P37"><text:span text:style-name="T5">- Output: Creates </text:span><text:span text:style-name="T6">a</text:span><text:span text:style-name="T5"> </text:span><text:span text:style-name="T6">JSON file</text:span><text:span text:style-name="T5"> with </text:span><text:span text:style-name="T7">the</text:span><text:span text:style-name="T6"> documents </text:span><text:span text:style-name="T7">from the entire collection</text:span><text:span text:style-name="T5">.</text:span></text:p>
      <text:p text:style-name="P50">============================================================</text:p>
      <text:p text:style-name="P50"/>
      <text:p text:style-name="P32">- **BeautifulSoup must be installed to parse the documents.</text:p>
      <text:p text:style-name="P32"><text:soft-page-break/><text:span text:style-name="T65">- **</text:span><text:span text:style-name="T66">JSON is needed to parse </text:span><text:span text:style-name="T67">the pipelined data</text:span></text:p>
      <text:p text:style-name="P27">- replace("reuters", "REUTERS") is used to satisfied the assert &lt;REUTERS&gt; since html parser lower-cases the tags.</text:p>
      <text:p text:style-name="P27">- sys.stdin.isatty(): <text:span text:style-name="T63">C</text:span><text:span text:style-name="T79">heck if stdin filestream is being used.</text:span></text:p>
      <text:p text:style-name="P27">- sys.stdin.read(): <text:span text:style-name="T63">R</text:span><text:span text:style-name="T79">ead the pipelined data</text:span></text:p>
      <text:p text:style-name="P38"><text:span text:style-name="T5">- str(</text:span><text:span text:style-name="T8">document</text:span><text:span text:style-name="T5">): </text:span><text:span text:style-name="T9">C</text:span><text:span text:style-name="T5">hange the “tag” object to “string”</text:span></text:p>
      <text:p text:style-name="P19"><text:span text:style-name="T62">- enumerate(documents): </text:span><text:span text:style-name="T63">Used to iterate but keep an index variable</text:span></text:p>
      <text:p text:style-name="P19"/>
      <text:p text:style-name="P38"><text:span text:style-name="T42">Step #3 – </text:span><text:span text:style-name="T43">Extraction</text:span></text:p>
      <text:p text:style-name="P23">(block-3-extractor.py)</text:p>
      <text:p text:style-name="P23"/>
      <text:p text:style-name="P53">Tested Commands</text:p>
      <text:list xml:id="list1485255268" text:style-name="L3">
        <text:list-item>
          <text:p text:style-name="P58"><text:span text:style-name="T12">python3 ./block-3-extractor.py -i </text:span><text:span text:style-name="T18">document</text:span><text:span text:style-name="T19">s</text:span><text:span text:style-name="T18">.json</text:span><text:span text:style-name="T12"> -o </text:span><text:span text:style-name="T20">articles</text:span><text:span text:style-name="T18">.json</text:span><text:span text:style-name="T12"> </text:span></text:p>
        </text:list-item>
        <text:list-item>
          <text:p text:style-name="P45">python3 ./block-1-reader.py --path reuters21578 | python3 ./block-2-document-segmenter.py | python3 ./block-3-extractor.py -<text:span text:style-name="T81">o </text:span><text:span text:style-name="T60">articles.json</text:span></text:p>
        </text:list-item>
      </text:list>
      <text:p text:style-name="P2"/>
      <text:p text:style-name="P3">============================================================</text:p>
      <text:p text:style-name="P38"><text:span text:style-name="T23">- Input:</text:span><text:span text:style-name="T38"> </text:span><text:span text:style-name="T35">document</text:span><text:span text:style-name="T36">s</text:span><text:span text:style-name="T34">.json</text:span><text:span text:style-name="T23"> </text:span><text:span text:style-name="T24">contains </text:span><text:span text:style-name="T27">all the</text:span><text:span text:style-name="T25"> documents </text:span><text:span text:style-name="T27">of the collection. (This is the list of tokens”</text:span></text:p>
      <text:p text:style-name="P38"><text:span text:style-name="T24">- Output: </text:span><text:span text:style-name="T27">list of </text:span><text:span text:style-name="T26">dictionaries</text:span><text:span text:style-name="T27">(List F)</text:span><text:span text:style-name="T24"> with “ID and Text” </text:span><text:span text:style-name="T27">(Term-document pairs)</text:span><text:span text:style-name="T24"> </text:span></text:p>
      <text:p text:style-name="P14">============================================================</text:p>
      <text:p text:style-name="P17"/>
      <text:p text:style-name="P17"><text:span text:style-name="T82">- </text:span><text:span text:style-name="T84">**BeautifulSoup must be installed to parse the documents.</text:span></text:p>
      <text:p text:style-name="P13">- document_id: <text:span text:style-name="T85">Consists of ID with whitespace and escape characters</text:span></text:p>
      <text:p text:style-name="P17">- document_id_arr: <text:span text:style-name="T86">Consists of an array with one element (the ID #). </text:span><text:span text:style-name="T87">Python’s regex library is used to parse the document_id without the escaped characters and whitespace.</text:span></text:p>
      <text:p text:style-name="P17">- document.body.contents[0]: <text:span text:style-name="T86">Used to get the b</text:span>ody tag's text</text:p>
      <text:p text:style-name="P27"><text:span text:style-name="T64">- </text:span><text:span text:style-name="T68">str(text): </text:span><text:span text:style-name="T69">C</text:span><text:span text:style-name="T68">ast the iterable string to a normal string.</text:span></text:p>
      <text:p text:style-name="P20">- re.sub(r"[\\]+","",text): Remove escaped backslash lines</text:p>
      <text:p text:style-name="P20"/>
      <text:p text:style-name="P24">Step #4 – <text:span text:style-name="T88">Tokenisation</text:span></text:p>
      <text:p text:style-name="P24">(block-4-tokeniser.py)</text:p>
      <text:p text:style-name="P29"/>
      <text:p text:style-name="P10">Tested Commands</text:p>
      <text:list xml:id="list3506585791" text:style-name="L4">
        <text:list-item>
          <text:p text:style-name="P46">python3 block-4-tokenizer.py -i <text:span text:style-name="T59">articles.json</text:span> -o <text:span text:style-name="T59">tokens.json </text:span></text:p>
        </text:list-item>
        <text:list-item>
          <text:p text:style-name="P57">python3 ./block-1-reader.py --path reuters21578 | python3 ./block-2-document-segmenter.py | python3 ./block-3-extractor.py | python3 ./block-4-tokenizer.py -o <text:span text:style-name="T59">tokens.json</text:span></text:p>
        </text:list-item>
      </text:list>
      <text:p text:style-name="P18"/>
      <text:p text:style-name="P4">============================================================</text:p>
      <text:p text:style-name="P39"><text:span text:style-name="T23">- Input: </text:span><text:span text:style-name="T37">articles</text:span><text:span text:style-name="T34">.json</text:span><text:span text:style-name="T23"> </text:span><text:span text:style-name="T24">contains </text:span><text:span text:style-name="T27">lists of <text:s/></text:span><text:span text:style-name="T26">dictionaries with ID and Text</text:span><text:span text:style-name="T28"> </text:span><text:span text:style-name="T27">(Term-Document ID pairs)</text:span></text:p>
      <text:p text:style-name="P39"><text:span text:style-name="T24">- Output: </text:span><text:span text:style-name="T29">Lists of Tokens</text:span><text:span text:style-name="T30"> </text:span><text:span text:style-name="T29"><text:s/>[ID, Token]</text:span></text:p>
      <text:p text:style-name="P15"><text:soft-page-break/>============================================================</text:p>
      <text:p text:style-name="P18"/>
      <text:p text:style-name="P39"><text:span text:style-name="T13">- **</text:span><text:span text:style-name="T14">NLTK</text:span><text:span text:style-name="T13"> must be installed to </text:span><text:span text:style-name="T14">tokenise</text:span><text:span text:style-name="T13"> the </text:span><text:span text:style-name="T14">texts</text:span><text:span text:style-name="T13">.</text:span></text:p>
      <text:p text:style-name="P43"><text:span text:style-name="T39">- **</text:span><text:span text:style-name="T40">JSON is needed to parse </text:span><text:span text:style-name="T41">the pipelined data</text:span></text:p>
      <text:p text:style-name="P31">- word_tokenize(full_text): Use NLTK to tokenise the text.</text:p>
      <text:p text:style-name="P31">- <text:span text:style-name="T89">Since the pipelined document needs to be properly formatted into JSON, some replacements are needed.</text:span></text:p>
      <text:p text:style-name="P31"><text:tab/>- data.replace("}","},")</text:p>
      <text:p text:style-name="P31"><text:tab/>- data= re.sub(r"{","[{",data, count=1) <text:span text:style-name="T90">#For start of index</text:span></text:p>
      <text:p text:style-name="P31"><text:tab/>- data= re.sub(r"},$","}]",data, count=1) </text:p>
      <text:p text:style-name="P21"/>
      <text:p text:style-name="P40"><text:span text:style-name="T42">Step #5 – </text:span><text:span text:style-name="T44"><text:s/></text:span><text:span text:style-name="T45">Sorting</text:span></text:p>
      <text:p text:style-name="P40"><text:span text:style-name="T42">(block-5-</text:span><text:span text:style-name="T45">sorter</text:span><text:span text:style-name="T42">.py)</text:span></text:p>
      <text:p text:style-name="P30"/>
      <text:p text:style-name="P11">Tested Commands</text:p>
      <text:list xml:id="list3310657994" text:style-name="L5">
        <text:list-item>
          <text:p text:style-name="P60"><text:span text:style-name="T15">python3 ./block-5-</text:span><text:span text:style-name="T16">sorter</text:span><text:span text:style-name="T15">.py -i </text:span><text:span text:style-name="T21">tokens.json</text:span><text:span text:style-name="T15"> -o </text:span><text:span text:style-name="T22">sorted_tokens</text:span><text:span text:style-name="T21">.json </text:span></text:p>
        </text:list-item>
        <text:list-item>
          <text:p text:style-name="P60"><text:span text:style-name="T46">python3 ./block-1-reader.py --path reuters21578 | python3 ./block-2-document-segmenter.py | python3 ./block-3-extractor.py | python3 ./block-4-tokenizer.py | python3 ./block-5-</text:span><text:span text:style-name="T47">sorter</text:span><text:span text:style-name="T46">.py -</text:span><text:span text:style-name="T48">o </text:span><text:span text:style-name="T51">sorted_tokens</text:span><text:span text:style-name="T50">.json</text:span></text:p>
        </text:list-item>
      </text:list>
      <text:p text:style-name="P6"/>
      <text:p text:style-name="P5">============================================================</text:p>
      <text:p text:style-name="P61"><text:span text:style-name="T23">- Input: </text:span><text:span text:style-name="T29">Lists of Tokens</text:span><text:span text:style-name="T30"> </text:span><text:span text:style-name="T29"><text:s/>[ID, Token]</text:span></text:p>
      <text:p text:style-name="P40"><text:span text:style-name="T24">- Output: </text:span><text:span text:style-name="T33">Tuples of Sorted Term-Document ID pairs.</text:span></text:p>
      <text:p text:style-name="P16">============================================================</text:p>
      <text:p text:style-name="P30"/>
      <text:p text:style-name="P30"><text:span text:style-name="T83">-</text:span><text:span text:style-name="T65"> </text:span><text:span text:style-name="T73">**</text:span><text:span text:style-name="T74">NLTK</text:span><text:span text:style-name="T73"> must be installed </text:span><text:span text:style-name="T75">to get </text:span><text:span text:style-name="T76">the PorterStemmer</text:span></text:p>
      <text:p text:style-name="P30"><text:span text:style-name="T73">- **</text:span><text:span text:style-name="T77">JSON is needed to parse </text:span><text:span text:style-name="T78">the pipelined data</text:span></text:p>
      <text:p text:style-name="P30"><text:span text:style-name="T70">- sys.stdin.readlines(): </text:span><text:span text:style-name="T71">Read line by line to parse the token in JSON array</text:span></text:p>
      <text:p text:style-name="P51"><text:span text:style-name="T7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15T16:18:45.376929620</dc:date>
    <meta:editing-duration>PT1H27M35S</meta:editing-duration>
    <meta:editing-cycles>8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79" meta:word-count="553" meta:character-count="4528" meta:non-whitespace-character-count="4050"/>
  </office:meta>
</office:document-meta>
</file>